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string" calcext:value-type="string">
            <text:p>believe that you are more intelligent and better than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 table:number-rows-repeated="10483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1:12:50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6T11:52:30.065000000</dc:date>
    <meta:editing-duration>P1DT7H37M4S</meta:editing-duration>
    <meta:editing-cycles>316</meta:editing-cycles>
    <meta:generator>LibreOffice/24.8.3.2$Windows_X86_64 LibreOffice_project/48a6bac9e7e268aeb4c3483fcf825c94556d9f92</meta:generator>
    <meta:document-statistic meta:table-count="1" meta:cell-count="434" meta:object-count="0"/>
  </office:meta>
</office:document-meta>
</file>